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9.95cm" fo:min-width="6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</style:style>
    <style:style style:name="gr4" style:family="graphic" style:parent-style-name="standard">
      <style:graphic-properties draw:stroke="none" svg:stroke-color="#000000" draw:fill="none" draw:fill-color="#ffffff" fo:min-height="19.1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2.35cm" fo:min-width="6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8cm"/>
    </style:style>
    <style:style style:name="gr7" style:family="graphic" style:parent-style-name="standard">
      <style:graphic-properties draw:stroke="none" svg:stroke-color="#000000" draw:fill="none" draw:fill-color="#ffffff" fo:min-height="19.909cm"/>
    </style:style>
    <style:style style:name="gr8" style:family="graphic" style:parent-style-name="standard">
      <style:graphic-properties draw:stroke="none" svg:stroke-color="#000000" draw:fill="none" draw:fill-color="#ffffff" fo:min-height="21.33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2.65cm" fo:min-width="18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55cm" fo:min-width="1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2" style:family="graphic" style:parent-style-name="standard">
      <style:graphic-properties draw:stroke="none" svg:stroke-color="#000000" draw:fill="none" draw:fill-color="#ffffff" fo:min-height="9.75cm"/>
    </style:style>
    <style:style style:name="gr13" style:family="graphic" style:parent-style-name="standard">
      <style:graphic-properties draw:stroke="none" draw:fill="none" fo:min-height="2.846cm"/>
    </style:style>
    <style:style style:name="gr14" style:family="graphic" style:parent-style-name="standard">
      <style:graphic-properties draw:stroke="none" draw:fill="none" fo:min-height="8.533cm"/>
    </style:style>
    <style:style style:name="gr15" style:family="graphic" style:parent-style-name="standard">
      <style:graphic-properties draw:stroke="none" draw:fill="none" fo:min-height="4.0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5.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5.7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20.2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2.285cm" svg:x2="8.3cm" svg:y2="2.3cm">
          <text:p/>
        </draw:line>
        <draw:frame draw:style-name="gr3" draw:text-style-name="P2" draw:layer="layout" svg:width="4.947cm" svg:height="0.962cm" svg:x="1.769cm" svg:y="1.219cm">
          <draw:text-box>
            <text:p><text:span text:style-name="T1">Un-normalised</text:span></text:p>
          </draw:text-box>
        </draw:frame>
        <draw:frame draw:style-name="gr4" draw:layer="layout" svg:width="7.52cm" svg:height="19.448cm" svg:x="1.18cm" svg:y="2.653cm">
          <draw:text-box>
            <text:p>StaffID</text:p>
            <text:p>FirstName</text:p>
            <text:p>LastName</text:p>
            <text:p>JobTitle</text:p>
            <text:p>HardwareID</text:p>
            <text:p>Device</text:p>
            <text:p>Make</text:p>
            <text:p>Model</text:p>
            <text:p>Cost</text:p>
            <text:p>Warranty</text:p>
            <text:p>WarrantyExpirationDate</text:p>
            <text:p>SerialNumber</text:p>
            <text:p>PurchaseDate</text:p>
            <text:p>IMEI</text:p>
            <text:p>PhoneNumber</text:p>
            <text:p>DepartmentID</text:p>
            <text:p>DeparmentName</text:p>
            <text:p>LocationID</text:p>
            <text:p>LocationName</text:p>
            <text:p>AddressLine1</text:p>
            <text:p>AddressLine2</text:p>
            <text:p>AddressLine3</text:p>
            <text:p/>
            <text:p/>
          </draw:text-box>
        </draw:frame>
        <draw:custom-shape draw:style-name="gr5" draw:text-style-name="P1" draw:layer="layout" svg:width="7.3cm" svg:height="22.6cm" svg:x="12.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7cm" svg:y1="2.185cm" svg:x2="20cm" svg:y2="2.2cm">
          <text:p/>
        </draw:line>
        <draw:frame draw:style-name="gr6" draw:text-style-name="P2" draw:layer="layout" svg:width="4.458cm" svg:height="0.962cm" svg:x="15.342cm" svg:y="1.138cm">
          <draw:text-box>
            <text:p><text:span text:style-name="T1">1NF</text:span></text:p>
          </draw:text-box>
        </draw:frame>
        <draw:frame draw:style-name="gr7" draw:layer="layout" svg:width="7.3cm" svg:height="20.159cm" svg:x="13.1cm" svg:y="2.2cm">
          <draw:text-box>
            <text:p><text:span text:style-name="T2">Non-Repeating</text:span></text:p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>Repeating</text:span></text:p>
            <text:p><text:span text:style-name="T3">HardwareID</text:span></text:p>
            <text:p><text:span text:style-name="T3">StaffID</text:span></text:p>
            <text:p>Device</text:p>
            <text:p>Make</text:p>
            <text:p>Model</text:p>
            <text:p>Cost</text:p>
            <text:p>Warranty</text:p>
            <text:p>WarrantyExpirationDate</text:p>
            <text:p>SerialNumber</text:p>
            <text:p>PurchaseDate</text:p>
            <text:p>IMEI</text:p>
            <text:p>PhoneNumber</text:p>
            <text:p/>
          </draw:text-box>
        </draw:frame>
      </draw:page>
      <draw:page draw:name="page2" draw:style-name="dp1" draw:master-page-name="Default">
        <draw:custom-shape draw:style-name="gr5" draw:text-style-name="P1" draw:layer="layout" svg:width="7.3cm" svg:height="22.6cm" svg:x="7.1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1cm" svg:y1="3.085cm" svg:x2="14.4cm" svg:y2="3.1cm">
          <text:p/>
        </draw:line>
        <draw:frame draw:style-name="gr6" draw:text-style-name="P2" draw:layer="layout" svg:width="4.458cm" svg:height="0.962cm" svg:x="9.742cm" svg:y="2.038cm">
          <draw:text-box>
            <text:p><text:span text:style-name="T1">2NF</text:span></text:p>
          </draw:text-box>
        </draw:frame>
        <draw:frame draw:style-name="gr8" draw:layer="layout" svg:width="7.3cm" svg:height="21.581cm" svg:x="7.5cm" svg:y="3.1cm">
          <draw:text-box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  <text:p><text:span text:style-name="T3"/></text:p>
            <text:p><text:span text:style-name="T3">HardwareID</text:span></text:p>
            <text:p>Device</text:p>
            <text:p>Make</text:p>
            <text:p>Model</text:p>
            <text:p>Cost</text:p>
            <text:p>Warranty</text:p>
            <text:p>WarrantyExpirationDate</text:p>
            <text:p>SerialNumber</text:p>
            <text:p>IMEI</text:p>
            <text:p>PhoneNumber</text:p>
            <text:p/>
          </draw:text-box>
        </draw:frame>
      </draw:page>
      <draw:page draw:name="page3" draw:style-name="dp1" draw:master-page-name="Default">
        <draw:custom-shape draw:style-name="gr9" draw:text-style-name="P1" draw:layer="layout" svg:width="19cm" svg:height="22.9cm" svg:x="1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8cm" svg:x="1cm" svg:y="3.3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.7cm" svg:height="0.962cm" svg:x="9.4cm" svg:y="4.138cm">
          <draw:text-box>
            <text:p>3NF</text:p>
          </draw:text-box>
        </draw:frame>
        <draw:frame draw:style-name="gr12" draw:layer="layout" svg:width="6.2cm" svg:height="10cm" svg:x="1cm" svg:y="6.1cm">
          <draw:text-box>
            <text:p><text:span text:style-name="T3">StaffID</text:span></text:p>
            <text:p><text:span text:style-name="T5">DepartmentID</text:span></text:p>
            <text:p><text:span text:style-name="T5">LocationID</text:span></text:p>
            <text:p>FirstName</text:p>
            <text:p>LastName</text:p>
            <text:p>JobTitle</text:p>
            <text:p/>
            <text:p/>
            <text:p/>
          </draw:text-box>
        </draw:frame>
        <draw:frame draw:style-name="gr12" draw:layer="layout" svg:width="6.2cm" svg:height="10cm" svg:x="7.2cm" svg:y="6.1cm">
          <draw:text-box>
            <text:p><text:span text:style-name="T3">DepartmentID</text:span></text:p>
            <text:p><text:span text:style-name="T4">DepartmentName</text:span></text:p>
          </draw:text-box>
        </draw:frame>
        <draw:frame draw:style-name="gr12" draw:layer="layout" svg:width="6.2cm" svg:height="10cm" svg:x="13.7cm" svg:y="6.2cm">
          <draw:text-box>
            <text:p><text:span text:style-name="T3">LocationID</text:span></text:p>
            <text:p><text:span text:style-name="T4">LocationName</text:span></text:p>
            <text:p><text:span text:style-name="T4">AddressLine1</text:span></text:p>
            <text:p><text:span text:style-name="T4">AddressLine2</text:span></text:p>
            <text:p><text:span text:style-name="T4">AddressLine3</text:span></text:p>
          </draw:text-box>
        </draw:frame>
        <draw:frame draw:style-name="gr13" draw:layer="layout" svg:width="4.515cm" svg:height="3.096cm" svg:x="1.4cm" svg:y="12.632cm">
          <draw:text-box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</draw:text-box>
        </draw:frame>
        <draw:frame draw:style-name="gr14" draw:layer="layout" svg:width="7.3cm" svg:height="8.783cm" svg:x="7.6cm" svg:y="13.228cm">
          <draw:text-box>
            <text:p><text:span text:style-name="T3">HardwareID</text:span></text:p>
            <text:p><text:span text:style-name="T6">Device</text:span></text:p>
            <text:p><text:span text:style-name="T6">Make</text:span></text:p>
            <text:p><text:span text:style-name="T6">Model</text:span></text:p>
            <text:p>Cost</text:p>
            <text:p>Warranty</text:p>
            <text:p>WarrantyExpirationDate</text:p>
            <text:p>SerialNumber</text:p>
            <text:p>IMEI</text:p>
            <text:p>PhoneNumber</text:p>
            <text:p/>
          </draw:text-box>
        </draw:frame>
        <draw:frame draw:style-name="gr15" draw:layer="layout" svg:width="4.879cm" svg:height="4.3cm" svg:x="14.721cm" svg:y="13.228cm">
          <draw:text-box>
            <text:p><text:span text:style-name="T3">Device</text:span></text:p>
            <text:p/>
            <text:p/>
          </draw:text-box>
        </draw:frame>
        <draw:frame draw:style-name="gr15" draw:layer="layout" svg:width="4.879cm" svg:height="4.3cm" svg:x="2.021cm" svg:y="21.3cm">
          <draw:text-box>
            <text:p><text:span text:style-name="T3">Make</text:span></text:p>
            <text:p/>
            <text:p/>
          </draw:text-box>
        </draw:frame>
        <draw:frame draw:style-name="gr15" draw:layer="layout" svg:width="4.879cm" svg:height="4.3cm" svg:x="7.721cm" svg:y="21.2cm">
          <draw:text-box>
            <text:p><text:span text:style-name="T3">Model</text:span></text:p>
            <text:p/>
            <text:p/>
          </draw:text-box>
        </draw:frame>
      </draw:page>
      <draw:page draw:name="page4" draw:style-name="dp1" draw:master-page-name="Default">
        <draw:custom-shape draw:style-name="gr16" draw:text-style-name="P1" draw:layer="layout" svg:width="6cm" svg:height="1.9cm" svg:x="2.5cm" svg:y="2.5cm">
          <text:p text:style-name="P1">Device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2.1cm" svg:y="12.3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9cm" svg:height="2.2cm" svg:x="13.3cm" svg:y="12.2cm">
          <text:p text:style-name="P1">Staff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13.3cm" svg:y="21.2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2cm" svg:height="2.3cm" svg:x="1.9cm" svg:y="21.2cm">
          <text:p text:style-name="P1">Department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6.2cm" svg:y1="7.9cm" svg:x2="16.2cm" svg:y2="12.2cm">
          <text:p/>
        </draw:line>
        <draw:line draw:style-name="gr20" draw:text-style-name="P1" draw:layer="layout" svg:x1="16.2cm" svg:y1="11.2cm" svg:x2="15.5cm" svg:y2="12.2cm">
          <text:p/>
        </draw:line>
        <draw:line draw:style-name="gr20" draw:text-style-name="P1" draw:layer="layout" svg:x1="16.2cm" svg:y1="11.2cm" svg:x2="16.9cm" svg:y2="12.2cm">
          <text:p/>
        </draw:line>
        <draw:line draw:style-name="gr20" draw:text-style-name="P1" draw:layer="layout" svg:x1="16.3cm" svg:y1="14.4cm" svg:x2="16.3cm" svg:y2="21.2cm">
          <text:p/>
        </draw:line>
        <draw:line draw:style-name="gr20" draw:text-style-name="P1" draw:layer="layout" svg:x1="16.3cm" svg:y1="15.3cm" svg:x2="17.2cm" svg:y2="14.4cm">
          <text:p/>
        </draw:line>
        <draw:line draw:style-name="gr20" draw:text-style-name="P1" draw:layer="layout" svg:x1="16.3cm" svg:y1="15.3cm" svg:x2="15.7cm" svg:y2="14.4cm">
          <text:p/>
        </draw:line>
        <draw:line draw:style-name="gr20" draw:text-style-name="P1" draw:layer="layout" svg:x1="8.2cm" svg:y1="22.3cm" svg:x2="13.3cm" svg:y2="22.3cm">
          <text:p/>
        </draw:line>
        <draw:line draw:style-name="gr20" draw:text-style-name="P1" draw:layer="layout" svg:x1="8.8cm" svg:y1="22.3cm" svg:x2="8.2cm" svg:y2="21.7cm">
          <text:p/>
        </draw:line>
        <draw:line draw:style-name="gr20" draw:text-style-name="P1" draw:layer="layout" svg:x1="8.8cm" svg:y1="22.3cm" svg:x2="8.2cm" svg:y2="22.8cm">
          <text:p/>
        </draw:line>
        <draw:line draw:style-name="gr20" draw:text-style-name="P1" draw:layer="layout" svg:x1="4.9cm" svg:y1="21.2cm" svg:x2="4.9cm" svg:y2="16.9cm">
          <text:p/>
        </draw:line>
        <draw:line draw:style-name="gr20" draw:text-style-name="P1" draw:layer="layout" svg:x1="4.9cm" svg:y1="16.9cm" svg:x2="11.2cm" svg:y2="16.9cm">
          <text:p/>
        </draw:line>
        <draw:line draw:style-name="gr20" draw:text-style-name="P1" draw:layer="layout" svg:x1="11.2cm" svg:y1="16.9cm" svg:x2="11.2cm" svg:y2="13.6cm">
          <text:p/>
        </draw:line>
        <draw:line draw:style-name="gr20" draw:text-style-name="P1" draw:layer="layout" svg:x1="12.5cm" svg:y1="13.6cm" svg:x2="13.3cm" svg:y2="14.2cm">
          <text:p/>
        </draw:line>
        <draw:line draw:style-name="gr20" draw:text-style-name="P1" draw:layer="layout" svg:x1="12.6cm" svg:y1="13.6cm" svg:x2="13.3cm" svg:y2="13cm">
          <text:p/>
        </draw:line>
        <draw:line draw:style-name="gr20" draw:text-style-name="P1" draw:layer="layout" svg:x1="13.2cm" svg:y1="7.9cm" svg:x2="16.2cm" svg:y2="7.9cm">
          <text:p/>
        </draw:line>
        <draw:custom-shape draw:style-name="gr17" draw:text-style-name="P1" draw:layer="layout" svg:width="6cm" svg:height="2.2cm" svg:x="7.2cm" svg:y="7cm">
          <text:p text:style-name="P1">StaffHardware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4.2cm" svg:y1="8cm" svg:x2="7.2cm" svg:y2="8cm">
          <text:p/>
        </draw:line>
        <draw:line draw:style-name="gr20" draw:text-style-name="P1" draw:layer="layout" svg:x1="4.2cm" svg:y1="8cm" svg:x2="4.2cm" svg:y2="12.3cm">
          <text:p/>
        </draw:line>
        <draw:line draw:style-name="gr20" draw:text-style-name="P1" draw:layer="layout" svg:x1="4.2cm" svg:y1="11.3cm" svg:x2="3.5cm" svg:y2="12.3cm">
          <text:p/>
        </draw:line>
        <draw:line draw:style-name="gr20" draw:text-style-name="P1" draw:layer="layout" svg:x1="4.2cm" svg:y1="11.3cm" svg:x2="4.9cm" svg:y2="12.3cm">
          <text:p/>
        </draw:line>
        <draw:line draw:style-name="gr20" draw:text-style-name="P1" draw:layer="layout" svg:x1="11.2cm" svg:y1="13.6cm" svg:x2="13.3cm" svg:y2="13.6cm">
          <text:p/>
        </draw:line>
        <draw:line draw:style-name="gr20" draw:text-style-name="P1" draw:layer="layout" svg:x1="2.4cm" svg:y1="12.3cm" svg:x2="2.4cm" svg:y2="6.5cm">
          <text:p/>
        </draw:line>
        <draw:line draw:style-name="gr20" draw:text-style-name="P1" draw:layer="layout" svg:x1="5.4cm" svg:y1="5.2cm" svg:x2="4.4cm" svg:y2="4.4cm">
          <text:p/>
        </draw:line>
        <draw:line draw:style-name="gr20" draw:text-style-name="P1" draw:layer="layout" svg:x1="5.4cm" svg:y1="5.2cm" svg:x2="6.4cm" svg:y2="4.4cm">
          <text:p/>
        </draw:line>
        <draw:line draw:style-name="gr20" draw:text-style-name="P1" draw:layer="layout" svg:x1="2.4cm" svg:y1="6.5cm" svg:x2="5.4cm" svg:y2="6.5cm">
          <text:p/>
        </draw:line>
        <draw:line draw:style-name="gr20" draw:text-style-name="P1" draw:layer="layout" svg:x1="5.4cm" svg:y1="6.5cm" svg:x2="5.4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22:07:31.706000000</meta:creation-date>
    <dc:date>2014-12-04T20:51:12.596000000</dc:date>
    <meta:editing-duration>PT1H13M54S</meta:editing-duration>
    <meta:editing-cycles>13</meta:editing-cycles>
    <meta:generator>LibreOffice/4.3.2.2$Windows_x86 LibreOffice_project/edfb5295ba211bd31ad47d0bad0118690f76407d</meta:generator>
    <meta:document-statistic meta:object-count="54"/>
  </office:meta>
</office:document-meta>
</file>